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0645a6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officeooo:paragraph-rsid="000645a6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officeooo:rsid="000b286e" officeooo:paragraph-rsid="000b286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c49e2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8aa6f" officeooo:paragraph-rsid="0008aa6f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645a6" officeooo:paragraph-rsid="000a3588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0645a6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0pt" officeooo:rsid="000b286e" officeooo:paragraph-rsid="000b286e" style:font-size-asian="10pt" style:font-size-complex="10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Open Sans" fo:font-size="10pt" style:text-underline-style="none" officeooo:rsid="001a821a" officeooo:paragraph-rsid="001a821a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officeooo:paragraph-rsid="001a821a"/>
    </style:style>
    <style:style style:name="P12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1a821a" officeooo:paragraph-rsid="001a821a" style:font-size-asian="10pt" style:font-size-complex="10pt"/>
    </style:style>
    <style:style style:name="P13" style:family="paragraph" style:parent-style-name="Standard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/>
      <style:text-properties style:font-name="Open Sans" fo:font-size="10pt" style:text-underline-style="none" officeooo:rsid="000645a6" officeooo:paragraph-rsid="000645a6" style:font-size-asian="10pt" style:font-size-complex="10pt"/>
    </style:style>
    <style:style style:name="T1" style:family="text">
      <style:text-properties officeooo:rsid="0008aa6f"/>
    </style:style>
    <style:style style:name="T2" style:family="text">
      <style:text-properties officeooo:rsid="000a358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8961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b22b5"/>
    </style:style>
    <style:style style:name="T7" style:family="text">
      <style:text-properties officeooo:rsid="001b8ae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n° </text:p>
      <text:p text:style-name="P1"/>
      <text:p text:style-name="P1">Nom : <text:span text:style-name="T4">Livrer une commande</text:span></text:p>
      <text:p text:style-name="P1"/>
      <text:p text:style-name="P1">Acteur(s) : <text:span text:style-name="T4">Livreur</text:span></text:p>
      <text:p text:style-name="P1"/>
      <text:p text:style-name="P1">Description : <text:span text:style-name="T4">Un livreur doit pouvoir changer l’état d’une commande pour indiquer qu’elle a été livrée</text:span></text:p>
      <text:p text:style-name="P1"/>
      <text:p text:style-name="P1">Auteur : </text:p>
      <text:p text:style-name="P1"/>
      <text:p text:style-name="P1">Date : <text:span text:style-name="T4">01/06/2020</text:span></text:p>
      <text:p text:style-name="P1"/>
      <text:p text:style-name="P1">Pré-conditions : <text:span text:style-name="T4">La commande doit être à l’état « Prête »</text:span></text:p>
      <text:p text:style-name="P2"/>
      <text:p text:style-name="P1">Démarrage : <text:span text:style-name="T4">L’utilisateur passe la commande à l’état « En livraison »</text:span></text:p>
      <text:p text:style-name="P1"/>
      <text:p text:style-name="P10">Scénario nominal :</text:p>
      <text:list xml:id="list35907732" text:style-name="L1">
        <text:list-item>
          <text:p text:style-name="P9">Le système affiche les informations de livraison à l’utilisateur</text:p>
        </text:list-item>
        <text:list-item>
          <text:p text:style-name="P9">Le système averti le client que sa commande est en livraison</text:p>
        </text:list-item>
        <text:list-item>
          <text:p text:style-name="P9">L’utilisateur clique sur « Encaisser la commande ». Déclenchement du cas d’utilisation «<text:span text:style-name="T3"> Encaisser une commande</text:span><text:span text:style-name="T5"> »</text:span></text:p>
        </text:list-item>
        <text:list-item>
          <text:p text:style-name="P9"><text:span text:style-name="T5">L’utilisateur passe la commande à l’état « Livrée »</text:span></text:p>
        </text:list-item>
      </text:list>
      <text:p text:style-name="P11"/>
      <text:p text:style-name="P4"/>
      <text:p text:style-name="P10">Scénario <text:span text:style-name="T1">alternatif :</text:span></text:p>
      <text:p text:style-name="P12">3a. Le client a réglé sa commande en ligne. Étape 4.</text:p>
      <text:p text:style-name="P5"/>
      <text:p text:style-name="P10">Fin :</text:p>
      <text:p text:style-name="P13">Scénario nominal : <text:span text:style-name="T6">La commande est livrée.</text:span></text:p>
      <text:p text:style-name="P1"/>
      <text:p text:style-name="P3">Post-conditions : <text:span text:style-name="T7">La commande est à l’état « Livrée » et ne peut plus être modifiée.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8T13:25:04.935000000</meta:creation-date>
    <meta:editing-duration>PT42M25S</meta:editing-duration>
    <meta:editing-cycles>17</meta:editing-cycles>
    <meta:generator>LibreOffice/6.3.1.2$Windows_X86_64 LibreOffice_project/b79626edf0065ac373bd1df5c28bd630b4424273</meta:generator>
    <dc:date>2020-06-01T22:05:42.702000000</dc:date>
    <meta:document-statistic meta:table-count="0" meta:image-count="0" meta:object-count="0" meta:page-count="1" meta:paragraph-count="18" meta:word-count="146" meta:character-count="823" meta:non-whitespace-character-count="697"/>
  </office:meta>
</office:document-meta>
</file>